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476042" draw:marker-start-width="0.8cm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fill-color="#f17c0b" draw:textarea-horizontal-align="justify" draw:textarea-vertical-align="middle" draw:auto-grow-height="false" fo:min-height="0.316cm" fo:min-width="0.066cm"/>
    </style:style>
    <style:style style:name="gr3" style:family="graphic" style:parent-style-name="objectwithoutfill">
      <style:graphic-properties svg:stroke-color="#6a9662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17c0b"/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238cm" svg:height="21.438cm" draw:transform="skewX (0.304036355697412) rotate (-0.980002374994817) translate (23.5976914024379cm 3.33137042170245cm)" svg:viewBox="0 0 7239 21439" svg:d="M0 21369c529 290 831-400 1300-550 485-154 824-749 1305-918 534-188 948-564 1123-1123 159-507-41-1111 114-1629 146-485 340-959 611-1355 364-529 959-590 1407-966 377-316 842-536 1072-1099 207-508 251-1057 272-1595 22-567 78-1146-28-1708-117-626-196-1268-346-1886-153-628-319-1271-331-1928-9-529 94-1046 221-1571 127-523 283-1018 307-1575 25-555 187-1133 44-1669-149-557-418-1121-852-1424l-290-373">
          <text:p/>
        </draw:path>
        <draw:custom-shape draw:style-name="gr2" draw:text-style-name="P2" xml:id="id1" draw:id="id1" draw:layer="layout" svg:width="0.8cm" svg:height="0.8cm" svg:x="25.573cm" svg:y="8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8cm" svg:height="0.8cm" svg:x="24.23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3cm" svg:y1="14.8cm" svg:x2="14.1cm" svg:y2="13.5cm">
          <text:p/>
        </draw:line>
        <draw:frame draw:style-name="gr4" draw:text-style-name="P4" draw:layer="layout" svg:width="4.1cm" svg:height="1.207cm" svg:x="13.6cm" svg:y="14.793cm">
          <draw:text-box>
            <text:p text:style-name="P3"><text:span text:style-name="T1">success!</text:span></text:p>
            <text:p text:style-name="P3"><text:span text:style-name="T1">global minimum</text:span></text:p>
          </draw:text-box>
        </draw:frame>
        <draw:connector draw:style-name="gr3" draw:text-style-name="P1" draw:layer="layout" draw:type="curve" svg:x1="25.973cm" svg:y1="8.547cm" svg:x2="24.634cm" svg:y2="9.2cm" draw:start-shape="id1" draw:start-glue-point="4" draw:end-shape="id2" draw:end-glue-point="4" svg:d="M25973 8547c0-751-1339-1078-1339 653" svg:viewBox="0 0 1340 1262">
          <text:p/>
        </draw:connector>
        <draw:custom-shape draw:style-name="gr2" draw:text-style-name="P2" xml:id="id4" draw:id="id4" draw:layer="layout" svg:width="0.8cm" svg:height="0.8cm" svg:x="21.577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8cm" svg:height="0.8cm" svg:x="22.892cm" svg:y="9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-0.192cm" svg:x1="24.634cm" svg:y1="9.2cm" svg:x2="23.292cm" svg:y2="9.427cm" draw:start-shape="id2" draw:start-glue-point="4" draw:end-shape="id3" draw:end-glue-point="4" svg:d="M24634 9200c0-1039-1342-1153-1342 227" svg:viewBox="0 0 1343 1022">
          <text:p/>
        </draw:connector>
        <draw:connector draw:style-name="gr3" draw:text-style-name="P1" draw:layer="layout" draw:type="curve" draw:line-skew="-0.244cm" svg:x1="23.292cm" svg:y1="9.427cm" svg:x2="21.977cm" svg:y2="9.552cm" draw:start-shape="id3" draw:start-glue-point="4" draw:end-shape="id4" draw:end-glue-point="4" svg:d="M23292 9427c0-1117-1315-1180-1315 125" svg:viewBox="0 0 1316 972">
          <text:p/>
        </draw:connector>
        <draw:custom-shape draw:style-name="gr2" draw:text-style-name="P2" xml:id="id5" draw:id="id5" draw:layer="layout" svg:width="0.8cm" svg:height="0.8cm" svg:x="20.209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1.977cm" svg:y1="9.552cm" svg:x2="20.609cm" svg:y2="9.759cm" draw:start-shape="id4" draw:start-glue-point="4" draw:end-shape="id5" draw:end-glue-point="4" svg:d="M21977 9552c0-751-1368-855-1368 207" svg:viewBox="0 0 1369 785">
          <text:p/>
        </draw:connector>
        <draw:custom-shape draw:style-name="gr2" draw:text-style-name="P2" xml:id="id6" draw:id="id6" draw:layer="layout" svg:width="0.8cm" svg:height="0.8cm" svg:x="18.9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0.609cm" svg:y1="9.759cm" svg:x2="19.3cm" svg:y2="10.3cm" draw:start-shape="id5" draw:start-glue-point="4" draw:end-shape="id6" draw:end-glue-point="4" svg:d="M20609 9759c0-751-1309-1022-1309 541" svg:viewBox="0 0 1310 1142">
          <text:p/>
        </draw:connector>
        <draw:custom-shape draw:style-name="gr2" draw:text-style-name="P2" xml:id="id7" draw:id="id7" draw:layer="layout" svg:width="0.8cm" svg:height="0.8cm" svg:x="17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9.3cm" svg:y1="10.3cm" svg:x2="18cm" svg:y2="11cm" draw:start-shape="id6" draw:start-glue-point="4" draw:end-shape="id7" draw:end-glue-point="4" svg:d="M19300 10300c0-751-1300-1101-1300 700" svg:viewBox="0 0 1301 1313">
          <text:p/>
        </draw:connector>
        <draw:custom-shape draw:style-name="gr2" draw:text-style-name="P2" xml:id="id8" draw:id="id8" draw:layer="layout" svg:width="0.8cm" svg:height="0.8cm" svg:x="16.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8cm" svg:y1="11cm" svg:x2="16.7cm" svg:y2="11.7cm" draw:start-shape="id7" draw:start-glue-point="4" draw:end-shape="id8" draw:end-glue-point="4" svg:d="M18000 11000c0-751-1300-1101-1300 700" svg:viewBox="0 0 1301 1313">
          <text:p/>
        </draw:connector>
        <draw:custom-shape draw:style-name="gr2" draw:text-style-name="P2" xml:id="id9" draw:id="id9" draw:layer="layout" svg:width="0.8cm" svg:height="0.8cm" svg:x="14.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7cm" svg:y1="11.7cm" svg:x2="15.3cm" svg:y2="12.1cm" draw:start-shape="id8" draw:start-glue-point="4" draw:end-shape="id9" draw:end-glue-point="4" svg:d="M16700 11700c0-751-1400-951-1400 400" svg:viewBox="0 0 1401 991">
          <text:p/>
        </draw:connector>
        <draw:custom-shape draw:style-name="gr2" draw:text-style-name="P2" xml:id="id10" draw:id="id10" draw:layer="layout" svg:width="0.8cm" svg:height="0.8cm" svg:x="13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5.3cm" svg:y1="12.1cm" svg:x2="13.9cm" svg:y2="12.3cm" draw:start-shape="id9" draw:start-glue-point="4" draw:end-shape="id10" draw:end-glue-point="4" svg:d="M15300 12100c0-751-1400-851-1400 200" svg:viewBox="0 0 1401 777">
          <text:p/>
        </draw:connector>
        <draw:custom-shape draw:style-name="gr2" draw:text-style-name="P2" xml:id="id11" draw:id="id11" draw:layer="layout" svg:width="0.8cm" svg:height="0.8cm" svg:x="2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8cm" svg:height="0.8cm" svg:x="4.935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8cm" svg:height="0.8cm" svg:x="3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8cm" svg:height="0.8cm" svg:x="6.2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.8cm" svg:y1="9.4cm" svg:x2="4cm" svg:y2="10cm" draw:start-shape="id11" draw:start-glue-point="4" draw:end-shape="id12" draw:end-glue-point="4" svg:d="M2800 9400c0-751 1200-1051 1200 600" svg:viewBox="0 0 1201 1205">
          <text:p/>
        </draw:connector>
        <draw:connector draw:style-name="gr3" draw:text-style-name="P1" draw:layer="layout" draw:type="curve" svg:x1="4cm" svg:y1="10cm" svg:x2="5.335cm" svg:y2="10.6cm" draw:start-shape="id12" draw:start-glue-point="4" draw:end-shape="id13" draw:end-glue-point="4" svg:d="M4000 10000c0-751 1335-1051 1335 600" svg:viewBox="0 0 1336 1205">
          <text:p/>
        </draw:connector>
        <draw:connector draw:style-name="gr3" draw:text-style-name="P1" draw:layer="layout" draw:type="curve" svg:x1="5.335cm" svg:y1="10.6cm" svg:x2="6.6cm" svg:y2="11.1cm" draw:start-shape="id13" draw:start-glue-point="4" draw:end-shape="id14" draw:end-glue-point="4" svg:d="M5335 10600c0-751 1265-1001 1265 500" svg:viewBox="0 0 1266 1098">
          <text:p/>
        </draw:connector>
        <draw:frame draw:style-name="gr4" draw:text-style-name="P4" draw:layer="layout" svg:width="4.1cm" svg:height="1.207cm" svg:x="4.8cm" svg:y="13.2cm">
          <draw:text-box>
            <text:p text:style-name="P3"><text:span text:style-name="T1">stuck in a basin, local minimum</text:span></text:p>
          </draw:text-box>
        </draw:frame>
        <draw:line draw:style-name="gr3" draw:text-style-name="P1" draw:layer="layout" svg:x1="6.5cm" svg:y1="13.3cm" svg:x2="6.5cm" svg:y2="1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0:06:33.960617920</meta:creation-date>
    <dc:date>2018-02-22T10:25:40.530357924</dc:date>
    <meta:editing-duration>PT3M44S</meta:editing-duration>
    <meta:editing-cycles>1</meta:editing-cycles>
    <meta:document-statistic meta:object-count="31"/>
    <meta:generator>LibreOffice/5.0.3.2$Linux_X86_64 LibreOffice_project/00m0$Build-2</meta:generator>
  </office:meta>
</office:document-meta>
</file>